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YS Text" svg:font-family="'YS Text', Arial, Helvetica, 'Arial Unicode MS', sans-serif"/>
    <style:font-face style:name="apple-system" svg:font-family="apple-system, BlinkMacSystemFont, 'Segoe UI', 'Noto Sans', Helvetica, Arial, sans-serif, 'Apple Color Emoji', 'Segoe UI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4">
      <style:paragraph-properties fo:margin-top="0cm" fo:margin-bottom="0.423cm" fo:orphans="2" fo:widows="2"/>
      <style:text-properties fo:font-variant="normal" fo:text-transform="none" fo:color="#24292f" style:font-name="apple-system" fo:font-size="12pt" fo:letter-spacing="normal" fo:font-style="normal" fo:font-weight="normal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 style:list-style-name="L7">
      <style:text-properties fo:language="en" fo:country="US"/>
    </style:style>
    <style:style style:name="P4" style:family="paragraph" style:parent-style-name="Standard" style:list-style-name="L1">
      <style:text-properties fo:language="ru" fo:country="RU"/>
    </style:style>
    <style:style style:name="P5" style:family="paragraph" style:parent-style-name="Standard" style:list-style-name="L3"/>
    <style:style style:name="P6" style:family="paragraph" style:parent-style-name="Standard" style:list-style-name="L6"/>
    <style:style style:name="P7" style:family="paragraph" style:parent-style-name="Standard" style:list-style-name="L2">
      <style:paragraph-properties fo:text-align="start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variant="normal" fo:text-transform="none" fo:color="#24292f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fo:color="#24292f" style:font-name="apple-system" fo:font-size="12pt" fo:letter-spacing="normal" fo:language="ru" fo:country="RU" fo:font-style="normal"/>
    </style:style>
    <style:style style:name="T5" style:family="text">
      <style:text-properties fo:font-variant="normal" fo:text-transform="none" fo:color="#24292f" style:font-name="apple-system" fo:font-size="12pt" fo:letter-spacing="normal" fo:language="ru" fo:country="RU" fo:font-style="normal" fo:font-weight="normal"/>
    </style:style>
    <style:style style:name="T6" style:family="text">
      <style:text-properties fo:font-variant="normal" fo:text-transform="none" fo:color="#24292f" style:text-line-through-style="none" style:font-name="apple-system" fo:font-size="12pt" fo:letter-spacing="normal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24292f" fo:letter-spacing="normal" fo:language="ru" fo:country="RU"/>
    </style:style>
    <style:style style:name="T8" style:family="text">
      <style:text-properties fo:font-variant="normal" fo:text-transform="none" style:text-line-through-style="none" style:font-name="apple-system" fo:font-size="12pt" fo:letter-spacing="normal" fo:language="ru" fo:country="RU" fo:font-style="normal" style:text-underline-style="none" fo:font-weight="normal" style:text-blinking="false" fo:background-color="#ffffff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list xml:id="list9059901028044802750" text:style-name="L4">
        <text:list-item>
          <text:p text:style-name="P1">Развернуто (от 1000 символов) написать о следующих вещах</text:p>
        </text:list-item>
      </text:list>
      <text:p text:style-name="Standard"/>
      <text:list xml:id="list4925493522273065812" text:style-name="L1">
        <text:list-item>
          <text:p text:style-name="P4">Цель поступления на курс.</text:p>
          <text:p text:style-name="P4">На курс <text:span text:style-name="T1">JS </text:span>поступил в связи с тем что начал изучение технологии <text:span text:style-name="T1">HTML/CSS </text:span>(от <text:span text:style-name="T1">Otus) </text:span>и<text:span text:style-name="T1"> </text:span>этот язык очень связан с ней. Планирую изучить основы ООП на примере этого языка и дальше продолжить изучать ряд языков, таких как <text:span text:style-name="T1">PHP Python </text:span>С/<text:span text:style-name="T1">C++ </text:span>Ассемблер, а также популярных фреймворков связанных с ними. Данные языки мне должны помочь в развитии другой теме, а именно <text:span text:style-name="T1">Linux​, </text:span>курсы которой я также прохожу на платформе <text:span text:style-name="T1">Otus.</text:span></text:p>
        </text:list-item>
      </text:list>
      <text:list xml:id="list7155280734408033427" text:style-name="L2">
        <text:list-item>
          <text:p text:style-name="P7">Ожидание от курса.</text:p>
          <text:p text:style-name="P7">Хочу получить академическую основу понимания стандартов языка и их популярных реализации на сегодняшний день.</text:p>
        </text:list-item>
      </text:list>
      <text:list xml:id="list4222111618886615378" text:style-name="L3">
        <text:list-item>
          <text:p text:style-name="P5">Как вы поймете что курс был полезен.</text:p>
          <text:p text:style-name="P5">Фактически обязан отвечать всем возможным требованиям в крупных компаниях по собеседованиям на позицию <text:span text:style-name="T1">Junior</text:span><text:span text:style-name="T2">. Иметь полезные наработки по самостоятельному написанию некоторых стандартных функций используемых при работе с </text:span><text:span text:style-name="T1">HTML/CSS. </text:span><text:span text:style-name="T2">Иметь возможность <text:s/>ориентироваться во всех популярных фраймворках использующих </text:span><text:span text:style-name="T1">JS</text:span><text:span text:style-name="T2">. Хочу создать самостоятельно собственный конструктор сайта как показатель освоения программы </text:span><text:span text:style-name="T1">JS </text:span><text:span text:style-name="T2">базовый.</text:span></text:p>
        </text:list-item>
      </text:list>
      <text:p text:style-name="Standard"/>
      <text:list xml:id="list4497513705768518058" text:style-name="L6">
        <text:list-item>
          <text:p text:style-name="P6"><text:span text:style-name="T3">Написать конспект/чеклист/план к действию по мотивам статьи </text:span><text:a xlink:type="simple" xlink:href="https://www.opennet.ru/docs/RUS/smart_question/" text:style-name="Internet_20_link" text:visited-style-name="Visited_20_Internet_20_Link"><text:span text:style-name="T6">https://www.opennet.ru/docs/RUS/smart_question/</text:span></text:a></text:p>
          <text:p text:style-name="P6"><text:span text:style-name="T6"/></text:p>
        </text:list-item>
      </text:list>
      <text:p text:style-name="Standard"><text:tab/><text:span text:style-name="T2">Статью прочитал, все понятно, краткий план работы по возникающим вопросам следующий:</text:span></text:p>
      <text:list xml:id="list1123265515546470506" text:style-name="L7">
        <text:list-item>
          <text:p text:style-name="P3"><text:span text:style-name="T2">Изучить видео-материал по теме от Отус, а если не понятно то перехожу в следующий пункт</text:span></text:p>
        </text:list-item>
        <text:list-item>
          <text:p text:style-name="P3"><text:span text:style-name="T2">Изучать параллельно этому материалы на эту тему в других источников/авторов, а если не понятно, то перехожу на следующий пункт</text:span></text:p>
        </text:list-item>
        <text:list-item>
          <text:p text:style-name="P3"><text:span text:style-name="T2">Изучить материалы от авторов самой технологии (в моем случае это </text:span>JS)</text:p>
        </text:list-item>
        <text:list-item>
          <text:p text:style-name="P3"><text:span text:style-name="T2">При возникновении кажущегося понимания начать выполнять домашние задание и если что-то идет не так, то пробовать искать материалы по ключевым словам в интернете</text:span></text:p>
        </text:list-item>
        <text:list-item>
          <text:p text:style-name="P3"><text:span text:style-name="T2">К преподавателю обращаться только в самом крайнем случае после перебора всех возможных вариантов выполнения действий и после общения со студентами своего потока, если все-таки <text:s/>ответов <text:s/>не нашлось</text:span></text:p>
          <text:p text:style-name="P3"><text:span text:style-name="T2"/></text:p>
        </text:list-item>
      </text:list>
      <text:p text:style-name="P2"><text:span text:style-name="Strong_20_Emphasis"><text:span text:style-name="T4">Важно!</text:span></text:span><text:span text:style-name="T7"> </text:span><text:span text:style-name="T5">Если у вас нет опыта в JS, приступите к самостоятельному изучению видеокурса </text:span><text:a xlink:type="simple" xlink:href="https://otus.ru/online/online-js/" text:style-name="Internet_20_link" text:visited-style-name="Visited_20_Internet_20_Link"><text:span text:style-name="T8">"Javascript-для начинающих разработчиков"</text:span></text:a><text:span text:style-name="T5">. Если у вас нет к нему доступа, пожалуйста, напишите запрос на </text:span><text:a xlink:type="simple" xlink:href="mailto:help@otus.ru" text:style-name="Internet_20_link" text:visited-style-name="Visited_20_Internet_20_Link"><text:span text:style-name="T8">help@otus.ru</text:span></text:a><text:span text:style-name="T5">. Вам нужно освоить его до начала модуля "Frontend-технологии".</text:span><text:span text:style-name="T2"> </text:span></text:p>
      <text:p text:style-name="P2"><text:span text:style-name="T2"><text:tab/></text:span></text:p>
      <text:p text:style-name="P2"><text:span text:style-name="T2">Опыта по </text:span>JS <text:span text:style-name="T2">не было, курс просмотрен полностью со всеми присутствующими тестовыми вопросами. Сам курс сделан качественно но все-таки не для всех новичков идеален для понимания, поэтому в интернете пришлось еще 2-3 курса подобных просмотреть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YS Text" svg:font-family="'YS Text', Arial, Helvetica, 'Arial Unicode MS', sans-serif"/>
    <style:font-face style:name="apple-system" svg:font-family="apple-system, BlinkMacSystemFont, 'Segoe UI', 'Noto Sans', Helvetica, Arial, sans-serif, 'Apple Color Emoji', 'Segoe UI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1-22T07:12:51.60</meta:creation-date>
    <meta:document-statistic meta:table-count="0" meta:image-count="0" meta:object-count="0" meta:page-count="1" meta:paragraph-count="17" meta:word-count="353" meta:character-count="2431"/>
    <dc:date>2023-01-22T08:02:51.35</dc:date>
    <meta:editing-duration>PT13M28S</meta:editing-duration>
    <meta:editing-cycles>1</meta:editing-cycles>
    <meta:generator>OpenOffice/4.1.13$Win32 OpenOffice.org_project/4113m1$Build-9810</meta:generator>
  </office:meta>
</office:document-meta>
</file>